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ff"/>
    </style:style>
    <style:style style:name="P2" style:family="paragraph" style:parent-style-name="Standard">
      <style:text-properties fo:background-color="transparent"/>
    </style:style>
    <style:style style:name="P3" style:family="paragraph" style:parent-style-name="Text_20_body">
      <style:text-properties fo:background-color="transparent"/>
    </style:style>
    <style:style style:name="P4" style:family="paragraph" style:parent-style-name="Title" style:master-page-name="Standard">
      <style:paragraph-properties style:page-number="auto"/>
    </style:style>
    <style:style style:name="T1" style:family="text">
      <style:text-properties fo:background-color="#ffff00"/>
    </style:style>
    <style:style style:name="T2" style:family="text">
      <style:text-properties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 Week <text:span text:style-name="T2">4</text:span></text:p>
      <text:p text:style-name="Subtitle">IE303812 Real Time Programming</text:p>
      <text:p text:style-name="P2">Fredrik Mikael Valderhaug</text:p>
      <text:list xml:id="list4163292600393399002" text:style-name="Outline">
        <text:list-item>
          <text:h text:style-name="Heading_20_1" text:outline-level="1">Project idea</text:h>
        </text:list-item>
      </text:list>
      <text:p text:style-name="P2">I am building a robot that will track an object using a camera and possibly pointing a laser on it</text:p>
      <text:list xml:id="list41487301" text:continue-numbering="true" text:style-name="Outline">
        <text:list-item>
          <text:h text:style-name="Heading_20_1" text:outline-level="1">Previous week status</text:h>
        </text:list-item>
      </text:list>
      <text:p text:style-name="P2">Previously I did research and planing on how to make the robot and started programming controlls for the zumo robot.</text:p>
      <text:list xml:id="list41504521" text:continue-numbering="true" text:style-name="Outline">
        <text:list-item>
          <text:h text:style-name="Heading_20_1" text:outline-level="1">Current status</text:h>
        </text:list-item>
      </text:list>
      <text:p text:style-name="P2">Working on the zumo robot part of the project and looking at videos of OpenCV to get an understanding of object tracking</text:p>
      <text:list xml:id="list41491109" text:continue-numbering="true" text:style-name="Outline">
        <text:list-item>
          <text:list>
            <text:list-item>
              <text:h text:style-name="Heading_20_2" text:outline-level="2">Software</text:h>
            </text:list-item>
          </text:list>
        </text:list-item>
      </text:list>
      <text:p text:style-name="Text_20_body">I've been working on the zumo controlls, trying to make a system that can be easily controlled with the odroid. </text:p>
      <text:p text:style-name="Text_20_body">I've also been trying to plan out what my threads will be. I've come to the conclusion that I'll put the decision making (controlling the arduino) and image recognition in separate threads at least. I'm trying to come up with new ideas though.</text:p>
      <text:p text:style-name="Text_20_body">I also created a git <text:a xlink:type="simple" xlink:href="https://github.com/MysticVoice/RealtimeRobotProject" text:style-name="Internet_20_link" text:visited-style-name="Visited_20_Internet_20_Link">repository</text:a> for my code </text:p>
      <text:list xml:id="list41495577" text:continue-numbering="true" text:style-name="Outline">
        <text:list-item>
          <text:list>
            <text:list-item>
              <text:h text:style-name="Heading_20_2" text:outline-level="2">Hardware</text:h>
            </text:list-item>
          </text:list>
        </text:list-item>
      </text:list>
      <text:p text:style-name="Standard">So far I've only got the zumo in place, </text:p>
      <text:list xml:id="list41500054" text:continue-numbering="true" text:style-name="Outline">
        <text:list-item>
          <text:list>
            <text:list-item>
              <text:h text:style-name="Heading_20_2" text:outline-level="2">Problems encountered</text:h>
            </text:list-item>
          </text:list>
        </text:list-item>
      </text:list>
      <text:p text:style-name="P3">I've encountered a problem with the zumo where the motors refuse to stop when I set the speed to 0 on the motors, will be working on solving that problem a bit more.</text:p>
      <text:p text:style-name="P2">The left motor <text:s/>also seems to be doing bad at slow speeds though so I have to set them to high speed to run in synch or else it starts turning, this might become a problem if image recognition doesn't handle fast turning</text:p>
      <text:list xml:id="list41488271" text:continue-numbering="true" text:style-name="Outline">
        <text:list-item>
          <text:h text:style-name="Heading_20_1" text:outline-level="1">Next steps</text:h>
        </text:list-item>
      </text:list>
      <text:p text:style-name="P1">I'll be working on the zumo controlls and try to fix the stoping. I'll also try to work on OpenCV as that'll be an important part of the project and it's something I should try to get a grip on as fast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cm" fo:margin-right="0cm" fo:margin-top="0.353cm" fo:margin-bottom="0cm" fo:keep-together="always" fo:text-indent="0cm" style:auto-text-indent="false" fo:keep-with-next="always"/>
      <style:text-properties fo:color="#4f81bd" style:font-name="Cambria" fo:font-size="13pt" fo:font-weight="bold" style:font-size-asian="13pt" style:font-weight-asian="bold" style:font-name-complex="F"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Default_20_Paragraph_20_Font" style:display-name="Default Paragraph Font" style:family="text"/>
    <style:style style:name="Tittel_20_Tegn" style:display-name="Tittel Tegn"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Undertittel_20_Tegn" style:display-name="Undertittel Tegn"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Overskrift_20_1_20_Tegn" style:display-name="Overskrift 1 Teg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Overskrift_20_2_20_Tegn" style:display-name="Overskrift 2 Teg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st</meta:initial-creator>
    <meta:editing-cycles>3</meta:editing-cycles>
    <meta:creation-date>2014-10-20T06:16:00</meta:creation-date>
    <dc:date>2016-09-13T21:32:44.33</dc:date>
    <meta:editing-duration>PT1S</meta:editing-duration>
    <meta:generator>OpenOffice/4.1.1$Win32 OpenOffice.org_project/411m6$Build-9775</meta:generator>
    <meta:document-statistic meta:table-count="0" meta:image-count="0" meta:object-count="0" meta:page-count="1" meta:paragraph-count="20" meta:word-count="286" meta:character-count="1531"/>
    <meta:user-defined meta:name="AppVersion">15.0000</meta:user-defined>
    <meta:user-defined meta:name="Company">Høgskolen i Ålesu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4EF343D0" xlink:href=""/>
  </office:meta>
</office:document-meta>
</file>